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RegionHttpMessageConverterTests.shouldWritePartialContentByteR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sourceRegionHttpMessageConverterTests.canWriteResourceCol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sourceRegionHttpMessageConverterTests.partialContentMultipleByteRangesInRandomOrderAndOverlapp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ResourceRegionHttpMessageConverterTests.applicationOctetStreamDefaul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sourceRegionHttpMessageConverterTests.shouldWritePartialContentByteRangeNo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sourceRegionHttpMessageConverterTests.canWrite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urceRegionHttpMessageConverterTests.partialContentMultipleByteRang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ResourceRegionHttpMessageConverterTests.canRead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